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loginerror.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5634395181596115079"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03593075520"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902622580333"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02.007319125</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1" meta:non-whitespace-character-count="2158"/>
  </office:meta>
</office:document-meta>
</file>